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cdc2" officeooo:paragraph-rsid="0005cdc2"/>
    </style:style>
    <style:style style:name="P2" style:family="paragraph" style:parent-style-name="Standard">
      <style:text-properties officeooo:rsid="0005cdc2" officeooo:paragraph-rsid="000755c0"/>
    </style:style>
    <style:style style:name="P3" style:family="paragraph" style:parent-style-name="Standard">
      <style:text-properties officeooo:rsid="0005d55c" officeooo:paragraph-rsid="0005d55c"/>
    </style:style>
    <style:style style:name="P4" style:family="paragraph" style:parent-style-name="Standard">
      <style:text-properties officeooo:rsid="000755c0" officeooo:paragraph-rsid="000755c0"/>
    </style:style>
    <style:style style:name="P5" style:family="paragraph" style:parent-style-name="Standard">
      <style:text-properties officeooo:rsid="00091e4e" officeooo:paragraph-rsid="00091e4e"/>
    </style:style>
    <style:style style:name="P6" style:family="paragraph" style:parent-style-name="Standard">
      <style:text-properties officeooo:rsid="00091e4e" officeooo:paragraph-rsid="000fffe8"/>
    </style:style>
    <style:style style:name="P7" style:family="paragraph" style:parent-style-name="Standard">
      <style:text-properties officeooo:rsid="000f0dd2" officeooo:paragraph-rsid="000f0dd2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officeooo:rsid="0005d55c"/>
    </style:style>
    <style:style style:name="T2" style:family="text">
      <style:text-properties officeooo:rsid="000755c0"/>
    </style:style>
    <style:style style:name="T3" style:family="text">
      <style:text-properties officeooo:rsid="00083826"/>
    </style:style>
    <style:style style:name="T4" style:family="text">
      <style:text-properties officeooo:rsid="00092040"/>
    </style:style>
    <style:style style:name="T5" style:family="text">
      <style:text-properties officeooo:rsid="000a6a5a"/>
    </style:style>
    <style:style style:name="gr1" style:family="graphic">
      <style:graphic-properties draw:fill="none" draw:fill-color="#ffffff" draw:textarea-horizontal-align="justify" draw:textarea-vertical-align="middle" draw:auto-grow-height="false" fo:min-height="0.545cm" fo:min-width="0.58cm" style:run-through="background" draw:wrap-influence-on-position="once-concurrent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draw:textarea-horizontal-align="justify" draw:textarea-vertical-align="middle" draw:auto-grow-height="false" fo:min-height="0.545cm" fo:min-width="0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0.365cm" fo:min-width="0.3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0.467cm" fo:min-width="0.4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horizontal-align="justify" draw:textarea-vertical-align="middle" draw:auto-grow-height="false" fo:min-height="0.432cm" fo:min-width="0.4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none" draw:textarea-horizontal-align="justify" draw:textarea-vertical-align="middle" draw:auto-grow-height="false" fo:min-height="0.388cm" fo:min-width="0.3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horizontal-align="justify" draw:textarea-vertical-align="middle" draw:auto-grow-height="false" fo:min-height="0.6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3 : Automates</text:p>
      <text:p text:style-name="P1"/>
      <text:p text:style-name="P1">Exercice 1:</text:p>
      <text:p text:style-name="P1"><text:tab/><text:tab/><text:span text:style-name="T1">a</text:span><text:tab/></text:p>
      <text:p text:style-name="P1"><draw:custom-shape text:anchor-type="paragraph" draw:z-index="0" draw:name="Forme1" draw:style-name="gr1" draw:text-style-name="P8" svg:width="0.821cm" svg:height="0.768cm" svg:x="0cm" svg:y="0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Forme1" draw:style-name="gr3" draw:text-style-name="P8" svg:width="0.821cm" svg:height="0.768cm" svg:x="1.039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1" draw:name="Forme3" draw:style-name="gr2" draw:text-style-name="P9" svg:width="2.243cm" svg:height="1.333cm" draw:transform="skewX (0.210486707790516) rotate (2.62846585350346) translate (3.81373540004921cm 1.41533075428903cm)" svg:viewBox="0 0 2244 1334" svg:d="M0 1334c1563-1 2244-1334 2244-1334"><text:p/></draw:path><draw:polyline text:anchor-type="paragraph" draw:z-index="4" draw:name="Forme2" draw:style-name="gr2" draw:text-style-name="P9" svg:width="0.362cm" svg:height="0.396cm" draw:transform="rotate (-1.5707963267949) translate (2.25601388888889cm 0.0299861111111103cm)" svg:viewBox="0 0 363 397" draw:points="0,397 363,397 363,0"><text:p/></draw:polyline></text:p>
      <text:p text:style-name="P1"><draw:line text:anchor-type="paragraph" draw:z-index="6" draw:name="Forme5" draw:style-name="gr2" draw:text-style-name="P9" svg:x1="0.034cm" svg:y1="0.303cm" svg:x2="0.695cm" svg:y2="0.303cm"><text:p/></draw:line><draw:polyline text:anchor-type="paragraph" draw:z-index="7" draw:name="Forme6" draw:style-name="gr2" draw:text-style-name="P9" svg:width="0.28cm" svg:height="0.295cm" draw:transform="rotate (-0.718901118896464) translate (0.483318728508473cm 0.118165502912541cm)" svg:viewBox="0 0 281 296" draw:points="0,0 281,0 224,296"><text:p/></draw:polyline><draw:custom-shape text:anchor-type="paragraph" draw:z-index="8" draw:name="Forme7" draw:style-name="gr4" draw:text-style-name="P10" svg:width="0.514cm" svg:height="0.514cm" svg:x="1.198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span text:style-name="T1">e1</text:span><text:tab/><text:tab/><text:tab/><text:span text:style-name="T1">e2</text:span><text:tab/><text:tab/></text:p>
      <text:p text:style-name="P1"><draw:path text:anchor-type="paragraph" draw:z-index="2" draw:name="Forme3" draw:style-name="gr2" draw:text-style-name="P9" svg:width="2.235cm" svg:height="1.348cm" draw:transform="skewX (-0.186226631187795) rotate (0.525169571925094) translate (1.85913888888889cm 0.267888484358144cm)" svg:viewBox="0 0 2236 1349" svg:d="M2236 1349c-1560 0-2236-1349-2236-1349"><text:p/></draw:path><draw:polyline text:anchor-type="paragraph" draw:z-index="5" draw:name="Forme4" draw:style-name="gr2" draw:text-style-name="P9" svg:width="0.369cm" svg:height="0.369cm" svg:x="4.32cm" svg:y="0.187cm" svg:viewBox="0 0 370 370" draw:points="0,0 370,0 370,370"><text:p/></draw:polyline></text:p>
      <text:p text:style-name="P1"><text:tab/><text:tab/><text:tab/><text:span text:style-name="T1">a</text:span></text:p>
      <text:p text:style-name="P1"/>
      <text:p text:style-name="P3">S*(E1, m) = E2 =&gt; |m|a impair</text:p>
      <text:p text:style-name="P3">s*(E1, m) = E1 =&gt; |m|a pair</text:p>
      <text:p text:style-name="P3"/>
      <text:p text:style-name="P4">Exercice 2:</text:p>
      <text:p text:style-name="P1"><text:span text:style-name="T3"><text:s text:c="9"/>b</text:span></text:p>
      <text:p text:style-name="P2"><draw:path text:anchor-type="paragraph" draw:z-index="19" draw:name="Forme9" draw:style-name="gr2" draw:text-style-name="P9" svg:width="0.736cm" svg:height="0.746cm" draw:transform="rotate (2.14326432144904) translate (1.09913686389839cm 1.14183727662254cm)" svg:viewBox="0 0 737 747" svg:d="M0 747c1416 0 355-747 355-747"><text:p/></draw:path><text:tab/><text:tab/><text:span text:style-name="T1">a</text:span><text:tab/></text:p>
      <text:p text:style-name="P2"><draw:custom-shape text:anchor-type="paragraph" draw:z-index="9" draw:name="Forme1" draw:style-name="gr3" draw:text-style-name="P8" svg:width="0.821cm" svg:height="0.768cm" svg:x="4.743cm" svg:y="0.39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path text:anchor-type="paragraph" draw:z-index="10" draw:name="Forme3" draw:style-name="gr2" draw:text-style-name="P9" svg:width="2.243cm" svg:height="1.333cm" draw:transform="skewX (0.210486707790516) rotate (2.62846585350346) translate (3.81373540004921cm 1.41533075428903cm)" svg:viewBox="0 0 2244 1334" svg:d="M0 1334c1563-1 2244-1334 2244-1334"><text:p/></draw:path><draw:custom-shape text:anchor-type="paragraph" draw:z-index="12" draw:name="Forme1" draw:style-name="gr3" draw:text-style-name="P8" svg:width="0.821cm" svg:height="0.768cm" svg:x="1.039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13" draw:name="Forme2" draw:style-name="gr2" draw:text-style-name="P9" svg:width="0.362cm" svg:height="0.396cm" draw:transform="rotate (-1.5707963267949) translate (2.25601388888889cm 0.0299861111111111cm)" svg:viewBox="0 0 363 397" draw:points="0,397 363,397 363,0"><text:p/></draw:polyline><draw:path text:anchor-type="paragraph" draw:z-index="18" draw:name="Forme8" draw:style-name="gr2" draw:text-style-name="P9" svg:width="0.862cm" svg:height="0.738cm" draw:transform="rotate (0.271922297460717) translate (5.36479579702702cm 0.448697455214995cm)" svg:viewBox="0 0 863 739" svg:d="M0 739c1813 0 206-739 206-739"><text:p/></draw:path><draw:polyline text:anchor-type="paragraph" draw:z-index="20" draw:name="Forme10" draw:style-name="gr2" draw:text-style-name="P9" svg:width="0.385cm" svg:height="0.35cm" draw:transform="rotate (2.42408779809492) translate (5.85434722222222cm 0.647347222222222cm)" svg:viewBox="0 0 386 351" draw:points="0,0 386,0 201,351"><text:p/></draw:polyline><draw:polyline text:anchor-type="paragraph" draw:z-index="21" draw:name="Forme11" draw:style-name="gr2" draw:text-style-name="P9" svg:width="0.373cm" svg:height="0.392cm" draw:transform="rotate (-0.785398163397448) translate (0.919868055555554cm -0.186090277777776cm)" svg:viewBox="0 0 374 393" draw:points="0,393 374,393 355,0"><text:p/></draw:polyline></text:p>
      <text:p text:style-name="P2"><draw:line text:anchor-type="paragraph" draw:z-index="15" draw:name="Forme5" draw:style-name="gr2" draw:text-style-name="P9" svg:x1="0.034cm" svg:y1="0.303cm" svg:x2="0.695cm" svg:y2="0.303cm"><text:p/></draw:line><draw:polyline text:anchor-type="paragraph" draw:z-index="16" draw:name="Forme6" draw:style-name="gr2" draw:text-style-name="P9" svg:width="0.28cm" svg:height="0.295cm" draw:transform="rotate (-0.718901118896464) translate (0.483318728508471cm 0.118165502912543cm)" svg:viewBox="0 0 281 296" draw:points="0,0 281,0 224,296"><text:p/></draw:polyline><draw:custom-shape text:anchor-type="paragraph" draw:z-index="17" draw:name="Forme7" draw:style-name="gr4" draw:text-style-name="P10" svg:width="0.514cm" svg:height="0.514cm" svg:x="1.198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span text:style-name="T1">e1</text:span><text:tab/><text:tab/><text:tab/><text:span text:style-name="T1">e2</text:span><text:tab/> <text:s/><text:span text:style-name="T2">b</text:span></text:p>
      <text:p text:style-name="P2"><draw:path text:anchor-type="paragraph" draw:z-index="11" draw:name="Forme3" draw:style-name="gr2" draw:text-style-name="P9" svg:width="2.235cm" svg:height="1.348cm" draw:transform="skewX (-0.186226631187795) rotate (0.525169571925094) translate (1.85913888888889cm 0.267888484358145cm)" svg:viewBox="0 0 2236 1349" svg:d="M2236 1349c-1560 0-2236-1349-2236-1349"><text:p/></draw:path><draw:polyline text:anchor-type="paragraph" draw:z-index="14" draw:name="Forme4" draw:style-name="gr2" draw:text-style-name="P9" svg:width="0.369cm" svg:height="0.369cm" svg:x="4.32cm" svg:y="0.187cm" svg:viewBox="0 0 370 370" draw:points="0,0 370,0 370,370"><text:p/></draw:polyline></text:p>
      <text:p text:style-name="P2"><text:tab/><text:tab/><text:tab/><text:span text:style-name="T1">a</text:span></text:p>
      <text:p text:style-name="P2"/>
      <text:p text:style-name="P5">Exercice 3:</text:p>
      <text:p text:style-name="P5"/>
      <text:p text:style-name="P6"><draw:line text:anchor-type="paragraph" draw:z-index="22" draw:name="Forme12" draw:style-name="gr2" draw:text-style-name="P9" svg:x1="2.336cm" svg:y1="4.743cm" svg:x2="1.542cm" svg:y2="3.076cm"><text:p/></draw:line><draw:line text:anchor-type="paragraph" draw:z-index="23" draw:name="Forme13" draw:style-name="gr2" draw:text-style-name="P9" svg:x1="1.727cm" svg:y1="2.362cm" svg:x2="3.526cm" svg:y2="1.383cm"><text:p/></draw:line><draw:line text:anchor-type="paragraph" draw:z-index="24" draw:name="Forme14" draw:style-name="gr2" draw:text-style-name="P9" svg:x1="4.214cm" svg:y1="1.33cm" svg:x2="6.066cm" svg:y2="2.494cm"><text:p/></draw:line><draw:line text:anchor-type="paragraph" draw:z-index="25" draw:name="Forme15" draw:style-name="gr2" draw:text-style-name="P9" svg:x1="5.299cm" svg:y1="4.849cm" svg:x2="6.119cm" svg:y2="3.129cm"><text:p/></draw:line><draw:line text:anchor-type="paragraph" draw:z-index="26" draw:name="Forme16" draw:style-name="gr2" draw:text-style-name="P9" svg:x1="3.076cm" svg:y1="5.166cm" svg:x2="4.743cm" svg:y2="5.166cm"><text:p/></draw:line><draw:path text:anchor-type="paragraph" draw:z-index="27" draw:name="Forme17" draw:style-name="gr2" draw:text-style-name="P9" svg:width="0.444cm" svg:height="0.198cm" draw:transform="rotate (1.8158405537749) translate (1.17122222222222cm 2.33538888888889cm)" svg:viewBox="0 0 445 199" svg:d="M0 0c982 0 32 199 32 199"><text:p/></draw:path><draw:path text:anchor-type="paragraph" draw:z-index="28" draw:name="Forme18" draw:style-name="gr2" draw:text-style-name="P9" svg:width="0.457cm" svg:height="0.242cm" draw:transform="rotate (1.31911984865731) translate (3.71122222222222cm 0.853722222222222cm)" svg:viewBox="0 0 458 243" svg:d="M0 0c956 0 117 243 117 243"><text:p/></draw:path><draw:path text:anchor-type="paragraph" draw:z-index="29" draw:name="Forme19" draw:style-name="gr2" draw:text-style-name="P9" svg:width="0.39cm" svg:height="0.276cm" draw:transform="rotate (0.367217274619607) translate (6.38351388888889cm 2.38830555555556cm)" svg:viewBox="0 0 391 277" svg:d="M0 0c737 0 205 277 205 277"><text:p/></draw:path><draw:path text:anchor-type="paragraph" draw:z-index="30" draw:name="Forme20" draw:style-name="gr2" draw:text-style-name="P9" svg:width="0.309cm" svg:height="0.332cm" draw:transform="rotate (-0.755029434412747) translate (5.23602304761482cm 5.24128021089513cm)" svg:viewBox="0 0 310 333" svg:d="M0 333c618 0 122-333 122-333"><text:p/></draw:path><draw:polyline text:anchor-type="paragraph" draw:z-index="31" draw:name="Forme22" draw:style-name="gr2" draw:text-style-name="P9" svg:width="0.343cm" svg:height="0.396cm" draw:transform="rotate (1.5707963267949) translate (1.54163888888889cm 3.42018055555556cm)" svg:viewBox="0 0 344 397" draw:points="0,0 344,0 212,397"><text:p/></draw:polyline><draw:polyline text:anchor-type="paragraph" draw:z-index="32" draw:name="Forme23" draw:style-name="gr2" draw:text-style-name="P9" svg:width="0.29cm" svg:height="0.317cm" svg:x="3.235cm" svg:y="1.383cm" svg:viewBox="0 0 291 318" draw:points="0,0 291,0 291,318"><text:p/></draw:polyline><draw:polyline text:anchor-type="paragraph" draw:z-index="33" draw:name="Forme24" draw:style-name="gr2" draw:text-style-name="P9" svg:width="0.422cm" svg:height="0.369cm" svg:x="5.643cm" svg:y="2.124cm" svg:viewBox="0 0 423 370" draw:points="0,370 423,370 238,0"><text:p/></draw:polyline><draw:polyline text:anchor-type="paragraph" draw:z-index="34" draw:name="Forme25" draw:style-name="gr2" draw:text-style-name="P9" svg:width="0.596cm" svg:height="0.431cm" draw:transform="rotate (-1.34739418253962) translate (5.58730274151774cm 4.17122740759789cm)" svg:viewBox="0 0 597 432" draw:points="0,432 597,432 369,0"><text:p/></draw:polyline><draw:polyline text:anchor-type="paragraph" draw:z-index="35" draw:name="Forme26" draw:style-name="gr2" draw:text-style-name="P9" svg:width="0.462cm" svg:height="0.38cm" draw:transform="rotate (2.60123871717235) translate (3.47309722222223cm 5.40455555555556cm)" svg:viewBox="0 0 463 381" draw:points="0,0 463,0 290,381"><text:p/></draw:polyline><draw:custom-shape text:anchor-type="paragraph" draw:z-index="36" draw:name="Forme27" draw:style-name="gr5" draw:text-style-name="P11" svg:width="0.662cm" svg:height="0.662cm" svg:x="3.526cm" svg:y="0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28" draw:style-name="gr6" draw:text-style-name="P11" svg:width="0.609cm" svg:height="0.609cm" svg:x="6.066cm" svg:y="2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29" draw:style-name="gr7" draw:text-style-name="P11" svg:width="0.548cm" svg:height="0.548cm" svg:x="4.796cm" svg:y="4.8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e30" draw:style-name="gr8" draw:text-style-name="P11" svg:width="0.583cm" svg:height="0.583cm" svg:x="2.282cm" svg:y="4.8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e31" draw:style-name="gr9" draw:text-style-name="P10" svg:width="0.953cm" svg:height="0.847cm" svg:x="0.986cm" svg:y="2.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Forme32" draw:style-name="gr10" draw:text-style-name="P11" svg:x1="0.192cm" svg:y1="2.759cm" svg:x2="0.827cm" svg:y2="2.759cm"><text:p/></draw:line><draw:polyline text:anchor-type="paragraph" draw:z-index="42" draw:name="Forme33" draw:style-name="gr10" draw:text-style-name="P11" svg:width="0.359cm" svg:height="0.271cm" draw:transform="rotate (0.982794901798007) translate (0.442600602452673cm 2.84623874918148cm)" svg:viewBox="0 0 360 272" draw:points="0,272 286,272 360,0"><text:p/></draw:polyline><draw:path text:anchor-type="paragraph" draw:z-index="43" draw:name="Forme21" draw:style-name="gr2" draw:text-style-name="P12" svg:width="0.404cm" svg:height="0.349cm" draw:transform="skewX (-0.00401425727958694) rotate (-1.94202785869409) translate (2.42163569463161cm 5.4249513736454cm)" svg:viewBox="0 0 405 350" svg:d="M0 350c742-2 237-350 237-350"><text:p/></draw:path><draw:custom-shape text:anchor-type="paragraph" draw:z-index="44" draw:name="Forme34" draw:style-name="gr8" draw:text-style-name="P11" svg:width="0.583cm" svg:height="0.583cm" svg:x="1.145cm" svg:y="2.3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span text:style-name="T4">b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">1</text:span><text:tab/><text:tab/><text:tab/><text:tab/><text:tab/><text:tab/><text:tab/><text:tab/><text:tab/><text:tab/><text:tab/><text:span text:style-name="T4">b</text:span><text:tab/><text:span text:style-name="T4">a</text:span><text:tab/><text:tab/><text:span text:style-name="T4">a</text:span><text:tab/><text:tab/><text:tab/><text:tab/><text:tab/><text:tab/><text:tab/><text:tab/><text:tab/><text:tab/><text:tab/><text:tab/><text:tab/><text:tab/><text:span text:style-name="T5">b</text:span><text:tab/><text:tab/><text:tab/><text:tab/><text:tab/><text:tab/><text:tab/><text:tab/><text:tab/><text:span text:style-name="T4">0</text:span><text:tab/><text:tab/><text:tab/><text:tab/><text:span text:style-name="T4">2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">a</text:span><text:tab/><text:tab/><text:tab/><text:tab/><text:span text:style-name="T4">a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">4</text:span><text:tab/><text:tab/><text:span text:style-name="T4">3</text:span><text:tab/><text:tab/><text:tab/><text:tab/><text:tab/><text:tab/><text:tab/><text:tab/><text:tab/><text:tab/><text:tab/><text:span text:style-name="T4">b</text:span><text:tab/><text:span text:style-name="T4">a</text:span><text:tab/><text:span text:style-name="T4">b</text:span><text:tab/><text:tab/><text:tab/><text:tab/><text:tab/><text:tab/><text:tab/><text:tab/><text:tab/><text:tab/><text:tab/><text:tab/><text:tab/><text:tab/><text:tab/></text:p>
      <text:p text:style-name="P6"><text:tab/><text:tab/><text:tab/><text:tab/><text:tab/></text:p>
      <text:p text:style-name="P7">Exercice 4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1S</meta:editing-duration>
    <meta:editing-cycles>12</meta:editing-cycles>
    <meta:generator>LibreOffice/5.1.6.2$Windows_x86 LibreOffice_project/07ac168c60a517dba0f0d7bc7540f5afa45f0909</meta:generator>
    <dc:date>2017-10-26T12:15:08.315000000</dc:date>
    <meta:document-statistic meta:table-count="0" meta:image-count="0" meta:object-count="0" meta:page-count="1" meta:paragraph-count="16" meta:word-count="50" meta:character-count="345" meta:non-whitespace-character-count="126"/>
    <meta:user-defined meta:name="Info 1"/>
    <meta:user-defined meta:name="Info 2"/>
    <meta:user-defined meta:name="Info 3"/>
    <meta:user-defined meta:name="Info 4"/>
  </office:meta>
</office:document-meta>
</file>